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Searcher.doc( int i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IndexSear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rewrite( Query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Searcher.search( Weight weight , Filter filter , final HitCollector resul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dexSearch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IndexSearcher( Index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explain( Weight weight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docFreq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IndexSearcher( IndexReader r , boolean close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Searcher.get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search( Weight weight , Filter filter , final int nDocs ,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Searcher.IndexSearcher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doc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earch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Searcher.search( Weight weight , Filter filter , final int n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